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16pt" style:font-size-asian="16pt" style:font-size-complex="16pt" fo:language="id" fo:country="ID"/>
    </style:style>
    <style:style style:name="P2" style:parent-style-name="Normal" style:family="paragraph">
      <style:text-properties style:font-name="Times New Roman" fo:font-size="16pt" style:font-size-asian="16pt" style:font-size-complex="16pt" fo:language="id" fo:country="ID"/>
    </style:style>
    <style:style style:name="P3" style:parent-style-name="Normal" style:family="paragraph">
      <style:text-properties style:font-name="Times New Roman" fo:font-size="16pt" style:font-size-asian="16pt" style:font-size-complex="16pt" fo:language="id" fo:country="ID"/>
    </style:style>
    <style:style style:name="P4" style:parent-style-name="Normal" style:family="paragraph">
      <style:text-properties style:font-name="Times New Roman" fo:font-size="16pt" style:font-size-asian="16pt" style:font-size-complex="16pt" fo:language="id" fo:country="ID"/>
    </style:style>
    <style:style style:name="P5" style:parent-style-name="Normal" style:family="paragraph">
      <style:text-properties style:font-name="Times New Roman" fo:font-size="16pt" style:font-size-asian="16pt" style:font-size-complex="16pt" fo:language="id" fo:country="ID"/>
    </style:style>
    <style:style style:name="P6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7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8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9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 fo:language="id" fo:country="ID"/>
    </style:style>
    <style:style style:name="P10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1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2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3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 fo:language="id" fo:country="ID"/>
    </style:style>
    <style:style style:name="P14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5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6" style:parent-style-name="Normal" style:family="paragraph">
      <style:text-properties style:font-name="Times New Roman" fo:font-size="12pt" style:font-size-asian="12pt" style:font-size-complex="12pt" fo:language="id" fo:country="ID"/>
    </style:style>
    <style:style style:name="P17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 fo:language="id" fo:country="ID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 fo:language="id" fo:country="ID"/>
    </style:style>
    <style:style style:name="P19" style:parent-style-name="Normal" style:family="paragraph">
      <style:paragraph-properties fo:text-align="center" fo:margin-bottom="0in"/>
      <style:text-properties fo:language="id" fo:country="ID"/>
    </style:style>
    <style:style style:name="P20" style:parent-style-name="Normal" style:family="paragraph">
      <style:paragraph-properties fo:text-align="center" fo:margin-bottom="0in"/>
      <style:text-properties fo:language="id" fo:country="ID"/>
    </style:style>
    <style:style style:name="P21" style:parent-style-name="Normal" style:family="paragraph">
      <style:paragraph-properties fo:text-align="center" fo:margin-bottom="0in"/>
      <style:text-properties fo:language="id" fo:country="ID"/>
    </style:style>
    <style:style style:name="P22" style:parent-style-name="Normal" style:family="paragraph">
      <style:paragraph-properties fo:text-align="center" fo:margin-bottom="0in"/>
      <style:text-properties fo:language="id" fo:country="ID"/>
    </style:style>
    <style:style style:name="P23" style:parent-style-name="Normal" style:family="paragraph">
      <style:paragraph-properties fo:text-align="center" fo:margin-bottom="0in"/>
      <style:text-properties fo:language="id" fo:country="ID"/>
    </style:style>
    <style:style style:name="P24" style:parent-style-name="Normal" style:family="paragraph">
      <style:paragraph-properties fo:text-align="center" fo:margin-bottom="0in"/>
      <style:text-properties fo:language="id" fo:country="ID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 fo:language="id" fo:country="ID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language="id" fo:country="ID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 fo:language="id" fo:country="ID"/>
    </style:style>
    <style:style style:name="P28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fo:language="id" fo:country="ID"/>
    </style:style>
    <style:style style:name="P29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fo:language="id" fo:country="ID"/>
    </style:style>
    <style:style style:name="P30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fo:language="id" fo:country="ID"/>
    </style:style>
    <style:style style:name="P31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fo:language="id" fo:country="ID"/>
    </style:style>
    <style:style style:name="P32" style:parent-style-name="Normal" style:family="paragraph">
      <style:paragraph-properties>
        <style:tab-stops>
          <style:tab-stop style:type="left" style:position="1.9895in"/>
        </style:tab-stops>
      </style:paragraph-properties>
    </style:style>
    <style:style style:name="T33" style:parent-style-name="DefaultParagraphFont" style:family="text">
      <style:text-properties fo:language="id" fo:country="ID"/>
    </style:style>
    <style:style style:name="T34" style:parent-style-name="DefaultParagraphFont" style:family="text">
      <style:text-properties fo:language="id" fo:country="ID"/>
    </style:style>
    <style:style style:name="T35" style:parent-style-name="DefaultParagraphFont" style:family="text">
      <style:text-properties fo:language="id" fo:country="ID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ffffff" draw:opacity="100%" draw:stroke="solid" svg:stroke-width="0.02083in" svg:stroke-color="#000000" svg:stroke-opacity="100%" draw:stroke-linejoin="miter" svg:stroke-linecap="butt"/>
    </style:style>
    <style:style style:family="graphic" style:name="a7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Fatah Muhamad Fikrudin</text:p>
      <text:p text:style-name="P2">SI08</text:p>
      <text:p text:style-name="P3">0110121162</text:p>
      <text:p text:style-name="P4"/>
      <text:p text:style-name="P5"/>
      <text:p text:style-name="P6">Himpunan Bilangan Ganjil dikali 2.</text:p>
      <text:p text:style-name="P7">Himpunan Bilangan Genap dikali 3</text:p>
      <text:p text:style-name="P8">Himpunan Bilangan Ganjil pangkat 2</text:p>
      <text:p text:style-name="P9">Deskripsi</text:p>
      <text:p text:style-name="P10">A merupakan Himpunan Bilangan Ganjil dikali 2.</text:p>
      <text:p text:style-name="P11">B merupakan Himpunan Bilangan<text:s/>Genap dikali 3</text:p>
      <text:p text:style-name="P12">C merupakan Himpunan Bilangan Ganjil pangkat 2</text:p>
      <text:p text:style-name="P13">Enumerasi</text:p>
      <text:p text:style-name="P14">A ={1, 6, 10, 14, 18}</text:p>
      <text:p text:style-name="P15">B ={6, 12, 18, 24, 30}</text:p>
      <text:p text:style-name="P16">C ={1, 9, 25, 49}</text:p>
      <text:p text:style-name="P17">Diagam Venn</text:p>
      <text:p text:style-name="Normal"><text:span text:style-name="T18"><draw:g draw:z-index="251669504" draw:name="Group 11" draw:id="id8" draw:style-name="a7" text:anchor-type="paragraph"><svg:title/><svg:desc/><draw:custom-shape svg:x="0.03125in" svg:y="0.04028in" svg:width="3.6875in" svg:height="1.71875in" draw:id="id0" draw:style-name="a0" draw:name="Rectangle 1"><svg:title/><svg:desc/><draw:enhanced-geometry draw:type="non-primitive" svg:viewBox="0 0 21600 21600" draw:enhanced-path="M 0 0 L 21600 0 21600 21600 0 21600 Z N"/></draw:custom-shape><draw:g draw:name="Group 10" draw:id="id7"><svg:title/><svg:desc/><draw:custom-shape svg:x="0.09503in" svg:y="0.60689in" svg:width="0.95705in" svg:height="1.0126in" draw:id="id1" draw:style-name="a1" draw:name="Oval 2"><svg:title/><svg:desc/><text:p text:style-name="P19">1 <text:s text:c="2"/>6 <text:s text:c="2"/>10 <text:s text:c="3"/>14</text:p><text:p text:style-name="P20">18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37051in" svg:y="0.60689in" svg:width="0.92116in" svg:height="1.0126in" draw:id="id2" draw:style-name="a2" draw:name="Oval 3"><svg:title/><svg:desc/><text:p text:style-name="P21">6 <text:s/>12 <text:s text:c="2"/>18 <text:s text:c="2"/>24</text:p><text:p text:style-name="P22">30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54167in" svg:y="0.60689in" svg:width="1.00535in" svg:height="1.0126in" draw:id="id3" draw:style-name="a3" draw:name="Oval 4"><svg:title/><svg:desc/><text:p text:style-name="P23">1 <text:s text:c="2"/>9 <text:s text:c="2"/>25</text:p><text:p text:style-name="P24">49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22731in" svg:y="0.14977in" svg:width="0.69456in" svg:height="0.43968in" draw:id="id4" draw:style-name="a4" draw:name="Rectangle 6"><svg:title/><svg:desc/><text:p text:style-name="P25">A</text:p><draw:enhanced-geometry draw:type="non-primitive" svg:viewBox="0 0 21600 21600" draw:enhanced-path="M 0 0 L 21600 0 21600 21600 0 21600 Z N"/></draw:custom-shape><draw:custom-shape svg:x="1.50278in" svg:y="0.17642in" svg:width="0.69456in" svg:height="0.35974in" draw:id="id5" draw:style-name="a5" draw:name="Rectangle 7"><svg:title/><svg:desc/><text:p text:style-name="P26">B</text:p><draw:enhanced-geometry draw:type="non-primitive" svg:viewBox="0 0 21600 21600" draw:enhanced-path="M 0 0 L 21600 0 21600 21600 0 21600 Z N"/></draw:custom-shape><draw:custom-shape svg:x="2.74037in" svg:y="0.17642in" svg:width="0.69456in" svg:height="0.37306in" draw:id="id6" draw:style-name="a6" draw:name="Rectangle 8"><svg:title/><svg:desc/><text:p text:style-name="P27">C</text:p><draw:enhanced-geometry draw:type="non-primitive" svg:viewBox="0 0 21600 21600" draw:enhanced-path="M 0 0 L 21600 0 21600 21600 0 21600 Z N"/></draw:custom-shape></draw:g></draw:g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Irisan A terhadap B =<text:s/>{6, 18}</text:p>
      <text:p text:style-name="P29">Irisan A terhadap C =<text:s/>{1}</text:p>
      <text:p text:style-name="P30">Irisan B terhadap C =<text:s/>ф</text:p>
      <text:p text:style-name="P31">Gabungan =<text:s/>ф</text:p>
      <text:p text:style-name="P32"><text:span text:style-name="T33">A – B – C<text:s/></text:span><text:span text:style-name="T34">= {</text:span><text:span text:style-name="T35">9, 10, 12, 14, 24, 25, 49}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aq</meta:initial-creator>
    <dc:creator>Compaq</dc:creator>
    <meta:creation-date>2021-11-03T02:02:00Z</meta:creation-date>
    <dc:date>2021-11-06T07:58:00Z</dc:date>
    <meta:template xlink:href="Normal" xlink:type="simple"/>
    <meta:editing-cycles>3</meta:editing-cycles>
    <meta:editing-duration>PT9060S</meta:editing-duration>
    <meta:document-statistic meta:page-count="1" meta:paragraph-count="1" meta:word-count="77" meta:character-count="520" meta:row-count="3" meta:non-whitespace-character-count="444"/>
  </office:meta>
</office:document-meta>
</file>